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Mono" svg:font-family="RobotoMono, 'Droid Sans Mono', monospace, monospace"/>
  </office:font-face-decls>
  <office:automatic-styles>
    <style:style style:name="P1" style:family="paragraph" style:parent-style-name="Standard">
      <style:text-properties officeooo:rsid="000c5720" officeooo:paragraph-rsid="000c57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Version: v1</text:p>
      <text:p text:style-name="P1">kind: ConfigMap</text:p>
      <text:p text:style-name="P1">metadata:</text:p>
      <text:p text:style-name="P1"><text:s text:c="2"/>name: my-kafka-controller-configuration</text:p>
      <text:p text:style-name="P1"><text:s text:c="2"/>namespace: kafka-qa</text:p>
      <text:p text:style-name="P1"><text:s text:c="2"/>uid: 9e46562d-b645-420c-8d68-ce71a9f7a039</text:p>
      <text:p text:style-name="P1"><text:s text:c="2"/>resourceVersion: '75760486'</text:p>
      <text:p text:style-name="P1"><text:s text:c="2"/>creationTimestamp: '2023-11-29T10:37:59Z'</text:p>
      <text:p text:style-name="P1"><text:s text:c="2"/>labels:</text:p>
      <text:p text:style-name="P1"><text:s text:c="4"/>app.kubernetes.io/component: controller-eligible</text:p>
      <text:p text:style-name="P1"><text:s text:c="4"/>app.kubernetes.io/instance: my-kafka</text:p>
      <text:p text:style-name="P1"><text:s text:c="4"/>app.kubernetes.io/managed-by: Helm</text:p>
      <text:p text:style-name="P1"><text:s text:c="4"/>app.kubernetes.io/name: kafka</text:p>
      <text:p text:style-name="P1"><text:s text:c="4"/>app.kubernetes.io/part-of: kafka</text:p>
      <text:p text:style-name="P1"><text:s text:c="4"/>app.kubernetes.io/version: 3.6.0</text:p>
      <text:p text:style-name="P1"><text:s text:c="4"/>helm.sh/chart: kafka-26.4.2</text:p>
      <text:p text:style-name="P1"><text:s text:c="2"/>annotations:</text:p>
      <text:p text:style-name="P1"><text:s text:c="4"/>meta.helm.sh/release-name: my-kafka</text:p>
      <text:p text:style-name="P1"><text:s text:c="4"/>meta.helm.sh/release-namespace: kafka-qa</text:p>
      <text:p text:style-name="P1"><text:s text:c="2"/>managedFields:</text:p>
      <text:p text:style-name="P1"><text:s text:c="4"/>- manager: helm</text:p>
      <text:p text:style-name="P1"><text:s text:c="6"/>operation: Update</text:p>
      <text:p text:style-name="P1"><text:s text:c="6"/>apiVersion: v1</text:p>
      <text:p text:style-name="P1"><text:s text:c="6"/>time: '2023-11-29T10:37:59Z'</text:p>
      <text:p text:style-name="P1"><text:s text:c="6"/>fieldsType: FieldsV1</text:p>
      <text:p text:style-name="P1"><text:s text:c="6"/>fieldsV1:</text:p>
      <text:p text:style-name="P1"><text:s text:c="8"/>f:data: {}</text:p>
      <text:p text:style-name="P1"><text:s text:c="8"/>f:metadata:</text:p>
      <text:p text:style-name="P1"><text:s text:c="10"/>f:annotations:</text:p>
      <text:p text:style-name="P1"><text:s text:c="12"/>.: {}</text:p>
      <text:p text:style-name="P1"><text:s text:c="12"/>f:meta.helm.sh/release-name: {}</text:p>
      <text:p text:style-name="P1"><text:s text:c="12"/>f:meta.helm.sh/release-namespace: {}</text:p>
      <text:p text:style-name="P1"><text:s text:c="10"/>f:labels:</text:p>
      <text:p text:style-name="P1"><text:s text:c="12"/>.: {}</text:p>
      <text:p text:style-name="P1"><text:s text:c="12"/>f:app.kubernetes.io/component: {}</text:p>
      <text:p text:style-name="P1"><text:s text:c="12"/>f:app.kubernetes.io/instance: {}</text:p>
      <text:p text:style-name="P1"><text:s text:c="12"/>f:app.kubernetes.io/managed-by: {}</text:p>
      <text:p text:style-name="P1"><text:s text:c="12"/>f:app.kubernetes.io/name: {}</text:p>
      <text:p text:style-name="P1"><text:s text:c="12"/>f:app.kubernetes.io/part-of: {}</text:p>
      <text:p text:style-name="P1"><text:s text:c="12"/>f:app.kubernetes.io/version: {}</text:p>
      <text:p text:style-name="P1"><text:s text:c="12"/>f:helm.sh/chart: {}</text:p>
      <text:p text:style-name="P1"><text:s text:c="4"/>- manager: node-fetch</text:p>
      <text:p text:style-name="P1"><text:s text:c="6"/>operation: Update</text:p>
      <text:p text:style-name="P1"><text:s text:c="6"/>apiVersion: v1</text:p>
      <text:p text:style-name="P1"><text:s text:c="6"/>time: '2023-11-29T10:44:54Z'</text:p>
      <text:p text:style-name="P1"><text:s text:c="6"/>fieldsType: FieldsV1</text:p>
      <text:p text:style-name="P1"><text:s text:c="6"/>fieldsV1:</text:p>
      <text:p text:style-name="P1"><text:s text:c="8"/>f:data:</text:p>
      <text:p text:style-name="P1"><text:s text:c="10"/>f:server.properties: {}</text:p>
      <text:p text:style-name="P1"><text:soft-page-break/><text:s text:c="2"/>selfLink: /api/v1/namespaces/kafka-qa/configmaps/my-kafka-controller-configuration</text:p>
      <text:p text:style-name="P1">data:</text:p>
      <text:p text:style-name="P1"><text:s text:c="2"/>server.properties: &gt;-</text:p>
      <text:p text:style-name="P1"><text:s text:c="4"/># Listeners configuration</text:p>
      <text:p text:style-name="P1"/>
      <text:p text:style-name="P1"><text:s text:c="4"/>listeners=CLIENT://:9092,INTERNAL://:9094,CONTROLLER://:9093</text:p>
      <text:p text:style-name="P1"/>
      <text:p text:style-name="P1"><text:s text:c="4"/>advertised.listeners=CLIENT://advertised-address-placeholder:9092,INTERNAL://advertised-address-placeholder:9094</text:p>
      <text:p text:style-name="P1"/>
      <text:p text:style-name="P1"><text:s text:c="4"/>listener.security.protocol.map=CLIENT:SASL_PLAINTEXT,INTERNAL:SASL_PLAINTEXT,CONTROLLER:SASL_PLAINTEXT</text:p>
      <text:p text:style-name="P1"/>
      <text:p text:style-name="P1"><text:s text:c="4"/># KRaft process roles</text:p>
      <text:p text:style-name="P1"/>
      <text:p text:style-name="P1"><text:s text:c="4"/>process.roles=controller,broker</text:p>
      <text:p text:style-name="P1"/>
      <text:p text:style-name="P1"><text:s text:c="4"/>#node.id=</text:p>
      <text:p text:style-name="P1"/>
      <text:p text:style-name="P1"><text:s text:c="4"/>controller.listener.names=CONTROLLER</text:p>
      <text:p text:style-name="P1"/>
      <text:p text:style-name="P1"><text:s text:c="4"/>controller.quorum.voters=0@my-kafka-controller-0.my-kafka-controller-headless.kafka-qa.svc.cluster.local:9093</text:p>
      <text:p text:style-name="P1"/>
      <text:p text:style-name="P1"><text:s text:c="4"/># Kraft Controller listener SASL settings</text:p>
      <text:p text:style-name="P1"/>
      <text:p text:style-name="P1"><text:s text:c="4"/>sasl.mechanism.controller.protocol=PLAIN</text:p>
      <text:p text:style-name="P1"/>
      <text:p text:style-name="P1"><text:s text:c="4"/>listener.name.controller.sasl.enabled.mechanisms=PLAIN</text:p>
      <text:p text:style-name="P1"/>
      <text:p text:style-name="P1"><text:s text:c="4"/>listener.name.controller.plain.sasl.jaas.config=org.apache.kafka.common.security.plain.PlainLoginModule</text:p>
      <text:p text:style-name="P1"><text:s text:c="4"/>required username="controller_user"</text:p>
      <text:p text:style-name="P1"><text:s text:c="4"/>password="controller-password-placeholder"</text:p>
      <text:p text:style-name="P1"><text:s text:c="4"/>user_controller_user="controller-password-placeholder";</text:p>
      <text:p text:style-name="P1"/>
      <text:p text:style-name="P1"><text:s text:c="4"/>log.dir=/bitnami/kafka/data</text:p>
      <text:p text:style-name="P1"/>
      <text:p text:style-name="P1"><text:s text:c="4"/>sasl.enabled.mechanisms=PLAIN,SCRAM-SHA-256,SCRAM-SHA-512</text:p>
      <text:p text:style-name="P1"/>
      <text:p text:style-name="P1"><text:s text:c="4"/># Interbroker configuration</text:p>
      <text:p text:style-name="P1"/>
      <text:p text:style-name="P1"><text:s text:c="4"/>inter.broker.listener.name=INTERNAL</text:p>
      <text:p text:style-name="P1"/>
      <text:p text:style-name="P1"><text:s text:c="4"/>sasl.mechanism.inter.broker.protocol=PLAIN</text:p>
      <text:p text:style-name="P1"/>
      <text:p text:style-name="P1"><text:s text:c="4"/># Listeners SASL JAAS configuration</text:p>
      <text:p text:style-name="P1"><text:soft-page-break/></text:p>
      <text:p text:style-name="P1"><text:s text:c="4"/>listener.name.client.plain.sasl.jaas.config=org.apache.kafka.common.security.plain.PlainLoginModule</text:p>
      <text:p text:style-name="P1"><text:s text:c="4"/>required user_user1="password-placeholder-0";</text:p>
      <text:p text:style-name="P1"/>
      <text:p text:style-name="P1"><text:s text:c="4"/>listener.name.client.scram-sha-256.sasl.jaas.config=org.apache.kafka.common.security.scram.ScramLoginModule</text:p>
      <text:p text:style-name="P1"><text:s text:c="4"/>required;</text:p>
      <text:p text:style-name="P1"/>
      <text:p text:style-name="P1"><text:s text:c="4"/>listener.name.client.scram-sha-512.sasl.jaas.config=org.apache.kafka.common.security.scram.ScramLoginModule</text:p>
      <text:p text:style-name="P1"><text:s text:c="4"/>required;</text:p>
      <text:p text:style-name="P1"/>
      <text:p text:style-name="P1"><text:s text:c="4"/>listener.name.internal.plain.sasl.jaas.config=org.apache.kafka.common.security.plain.PlainLoginModule</text:p>
      <text:p text:style-name="P1"><text:s text:c="4"/>required username="inter_broker_user"</text:p>
      <text:p text:style-name="P1"><text:s text:c="4"/>password="interbroker-password-placeholder"</text:p>
      <text:p text:style-name="P1"><text:s text:c="4"/>user_inter_broker_user="interbroker-password-placeholder"</text:p>
      <text:p text:style-name="P1"><text:s text:c="4"/>user_user1="password-placeholder-0";</text:p>
      <text:p text:style-name="P1"/>
      <text:p text:style-name="P1"><text:s text:c="4"/>listener.name.internal.scram-sha-256.sasl.jaas.config=org.apache.kafka.common.security.scram.ScramLoginModule</text:p>
      <text:p text:style-name="P1"><text:s text:c="4"/>required username="inter_broker_user"</text:p>
      <text:p text:style-name="P1"><text:s text:c="4"/>password="interbroker-password-placeholder";</text:p>
      <text:p text:style-name="P1"/>
      <text:p text:style-name="P1"><text:s text:c="4"/>listener.name.internal.scram-sha-512.sasl.jaas.config=org.apache.kafka.common.security.scram.ScramLoginModule</text:p>
      <text:p text:style-name="P1"><text:s text:c="4"/>required username="inter_broker_user"</text:p>
      <text:p text:style-name="P1"><text:s text:c="4"/>password="interbroker-password-placeholder";</text:p>
      <text:p text:style-name="P1"/>
      <text:p text:style-name="P1"><text:s text:c="4"/># End of SASL JAAS configura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Mono" svg:font-family="RobotoMono, 'Droid Sans Mono', 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5:16:29.270060293</meta:creation-date>
    <dc:date>2023-11-30T08:06:39.401703977</dc:date>
    <meta:editing-duration>PT16H50M11S</meta:editing-duration>
    <meta:editing-cycles>1</meta:editing-cycles>
    <meta:document-statistic meta:table-count="0" meta:image-count="0" meta:object-count="0" meta:page-count="3" meta:paragraph-count="92" meta:word-count="161" meta:character-count="3860" meta:non-whitespace-character-count="3321"/>
    <meta:generator>LibreOffice/7.4.6.2$Linux_X86_64 LibreOffice_project/5b1f5509c2decdade7fda905e3e1429a67acd63d</meta:generator>
  </office:meta>
</office:document-meta>
</file>